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M Mono Light 10" svg:font-family="'LM Mono Light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061" officeooo:paragraph-rsid="000451ab"/>
    </style:style>
    <style:style style:name="P2" style:family="paragraph" style:parent-style-name="Standard">
      <style:text-properties officeooo:rsid="00160061" officeooo:paragraph-rsid="000451a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0061" officeooo:paragraph-rsid="000451a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0061" officeooo:paragraph-rsid="000451a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680f8" officeooo:paragraph-rsid="0009b0bb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46853" officeooo:paragraph-rsid="0004685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4d7cc" officeooo:paragraph-rsid="0004d7c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56134" officeooo:paragraph-rsid="0005613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6d1d5" officeooo:paragraph-rsid="0006d1d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7d200" officeooo:paragraph-rsid="0007d200"/>
    </style:style>
    <style:style style:name="P11" style:family="paragraph" style:parent-style-name="Standard">
      <style:paragraph-properties fo:text-align="start" style:justify-single-word="false"/>
      <style:text-properties officeooo:rsid="0007d200" officeooo:paragraph-rsid="0007d200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bold" officeooo:rsid="00160061" officeooo:paragraph-rsid="000849b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2ccc80" officeooo:paragraph-rsid="000849b2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Serif" officeooo:rsid="000c4118" officeooo:paragraph-rsid="000c4118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erif" officeooo:rsid="000df23d" officeooo:paragraph-rsid="000df23d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Liberation Serif" officeooo:rsid="000fe959" officeooo:paragraph-rsid="000fe959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a2037" officeooo:paragraph-rsid="000a2037"/>
    </style:style>
    <style:style style:name="P1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M Mono Light 10" officeooo:rsid="0007d200" officeooo:paragraph-rsid="0007d200"/>
    </style:style>
    <style:style style:name="T1" style:family="text">
      <style:text-properties officeooo:rsid="000451ab"/>
    </style:style>
    <style:style style:name="T2" style:family="text">
      <style:text-properties officeooo:rsid="000bfd8f"/>
    </style:style>
    <style:style style:name="T3" style:family="text">
      <style:text-properties officeooo:rsid="000d0329"/>
    </style:style>
    <style:style style:name="T4" style:family="text">
      <style:text-properties officeooo:rsid="001010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ke Jaffe</text:p>
      <text:p text:style-name="P2">Microprocessor-Based Design</text:p>
      <text:p text:style-name="P2">Due 0<text:span text:style-name="T1">4</text:span>/<text:span text:style-name="T1">04</text:span>/16</text:p>
      <text:p text:style-name="P2"/>
      <text:p text:style-name="P3">Progress Report <text:span text:style-name="T1">2</text:span></text:p>
      <text:p text:style-name="P1"/>
      <text:p text:style-name="P4">I. Achievements</text:p>
      <text:list xml:id="list650857787496070021" text:style-name="L1">
        <text:list-item>
          <text:p text:style-name="P6">Set up interrupts for all push buttons with bounce/debounce handled</text:p>
        </text:list-item>
        <text:list-item>
          <text:p text:style-name="P7">Create simple display struct for storing the different frequency band “levels”</text:p>
          <text:list>
            <text:list-item>
              <text:p text:style-name="P8">Contains array for frequency bands</text:p>
            </text:list-item>
            <text:list-item>
              <text:p text:style-name="P8">Has index of current selected band</text:p>
            </text:list-item>
          </text:list>
        </text:list-item>
        <text:list-item>
          <text:p text:style-name="P8">Push button interrupt code toggles and increments bands</text:p>
          <text:list>
            <text:list-item>
              <text:p text:style-name="P8">Left and right buttons switch the current band</text:p>
            </text:list-item>
            <text:list-item>
              <text:p text:style-name="P8">Up and down buttons increment/decrement the current band</text:p>
            </text:list-item>
            <text:list-item>
              <text:p text:style-name="P8">Center button resets band balues and selected band to default</text:p>
            </text:list-item>
          </text:list>
        </text:list-item>
        <text:list-item>
          <text:p text:style-name="P9">Create pc-side display interface with ascii art <text:span text:style-name="T2">(temporary till OLED is working)</text:span></text:p>
          <text:list>
            <text:list-item>
              <text:p text:style-name="P9">Takes serial ouput from zedboard</text:p>
            </text:list-item>
            <text:list-item>
              <text:p text:style-name="P9">Decodes output to show the bands and their current values</text:p>
            </text:list-item>
            <text:list-item>
              <text:p text:style-name="P17">v points down to current selected band</text:p>
            </text:list-item>
            <text:list-item>
              <text:p text:style-name="P9">Built to run with the watch command so ascii art updates every 0.1 s</text:p>
            </text:list-item>
            <text:list-item>
              <text:p text:style-name="P10">Here's what it looks like at given point in time:</text:p>
            </text:list-item>
          </text:list>
        </text:list-item>
      </text:list>
      <text:p text:style-name="P11"/>
      <text:p text:style-name="P18">###################################</text:p>
      <text:p text:style-name="P18"># <text:s text:c="13"/>v <text:s text:c="17"/>#</text:p>
      <text:p text:style-name="P18"># <text:s text:c="32"/>#</text:p>
      <text:p text:style-name="P18"># <text:s text:c="24"/>___ <text:s text:c="4"/>#</text:p>
      <text:p text:style-name="P18"># <text:s text:c="16"/>___ <text:s text:c="4"/>| | ___ #</text:p>
      <text:p text:style-name="P18"># <text:s text:c="8"/>___ <text:s text:c="4"/>| | ___ | | | | #</text:p>
      <text:p text:style-name="P18"># ___ <text:s text:c="4"/>| | ___ | | | | | | | | #</text:p>
      <text:p text:style-name="P18"># | | ___ | | | | | | | | | | | | #</text:p>
      <text:p text:style-name="P18"># | | | | | | | | | | | | | | | | #</text:p>
      <text:p text:style-name="P18"># | | | | | | | | | | | | | | | | #</text:p>
      <text:p text:style-name="P18"># | | | | | | | | | | | | | | | | #</text:p>
      <text:p text:style-name="P18">###################################</text:p>
      <text:p text:style-name="P18"/>
      <text:p text:style-name="P12">II. Problems Faced and Solution Candidates</text:p>
      <text:list xml:id="list1492412551308717204" text:style-name="L2">
        <text:list-item>
          <text:p text:style-name="P14">No problems for my part of project right now, <text:span text:style-name="T3">but currently stalled by other parts</text:span></text:p>
        </text:list-item>
        <text:list-item>
          <text:p text:style-name="P14">I have set up infrastructure to connect to the frequency domain processing and OLED driver when they are ready</text:p>
        </text:list-item>
        <text:list-item>
          <text:p text:style-name="P15">Since my part is mostly finished, I will start helping teammates with their parts (which are more challenging to begin with)</text:p>
        </text:list-item>
      </text:list>
      <text:p text:style-name="P13"/>
      <text:p text:style-name="P5">III. Plans for Next Week</text:p>
      <text:list xml:id="list1430965591766916310" text:style-name="L3">
        <text:list-item>
          <text:p text:style-name="P16">Work with Sean to refine interface between audio chunks and FFT input</text:p>
        </text:list-item>
        <text:list-item>
          <text:p text:style-name="P16">Work with Dan to get OLED workin<text:span text:style-name="T4">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M Mono Light 10" svg:font-family="'LM Mono Light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9:55:38.395049172</meta:creation-date>
    <dc:date>2016-04-04T20:13:54.361079751</dc:date>
    <meta:editing-duration>PT17M33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38" meta:word-count="350" meta:character-count="1770" meta:non-whitespace-character-count="1340"/>
  </office:meta>
</office:document-meta>
</file>